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ven Ryan</text:p>
      <text:p text:style-name="P1">American Literature</text:p>
      <text:p text:style-name="P1">Mrs. Grangel</text:p>
      <text:p text:style-name="P1">28 March 2011</text:p>
      <text:p text:style-name="P2">Isaac Asimov: Science Fiction Legend</text:p>
      <text:p text:style-name="P1">I. Introduction</text:p>
      <text:p text:style-name="P1"><text:tab/>A. Introduction to Isaac Asimov.</text:p>
      <text:p text:style-name="P1"><text:tab/><text:tab/>1. Soviet-American writer</text:p>
      <text:p text:style-name="P1"><text:tab/><text:tab/>2. Prodigious literary output</text:p>
      <text:p text:style-name="P1"><text:tab/><text:tab/><text:tab/>a. Father of the Science Fiction genre</text:p>
      <text:p text:style-name="P1"><text:tab/>B. Asimov's Biography</text:p>
      <text:p text:style-name="P1"><text:tab/><text:tab/>1. Birth and Early life</text:p>
      <text:p text:style-name="P1"><text:tab/><text:tab/><text:tab/>a. Immigration to America</text:p>
      <text:p text:style-name="P1"><text:tab/><text:tab/><text:tab/>b. Age change</text:p>
      <text:p text:style-name="P1"><text:tab/><text:tab/><text:tab/>c. Early life</text:p>
      <text:p text:style-name="P1"><text:tab/><text:tab/><text:tab/>d. Early Education</text:p>
      <text:p text:style-name="P1"><text:tab/><text:tab/><text:tab/>e. College and the beginning of his writing career</text:p>
      <text:p text:style-name="P1"><text:tab/><text:tab/>2. Writing Career</text:p>
      <text:p text:style-name="P1">Thesis: Isaac Asimov is one of the fathers of modern Science Fiction and his works are seminal pieces of science-fiction. His major works, The Foundation series, helped shape the science-fiction world and his writing style has been emulated by many.</text:p>
      <text:p text:style-name="P1">II. Foundation and Robots</text:p>
      <text:p text:style-name="P1"><text:tab/>A. Religion in these series</text:p>
      <text:p text:style-name="P1"><text:soft-page-break/><text:tab/><text:tab/>1. Asimov's own religion</text:p>
      <text:p text:style-name="P1"><text:tab/><text:tab/>2. Subtle religious influence</text:p>
      <text:p text:style-name="P1"><text:tab/>B. Characters</text:p>
      <text:p text:style-name="P1"><text:tab/><text:tab/>1. Rarely fleshed out</text:p>
      <text:p text:style-name="P1"><text:tab/><text:tab/>2. Used as speakers and nothing else</text:p>
      <text:p text:style-name="P1">III.Asimov's writing style</text:p>
      <text:p text:style-name="P1"><text:tab/>A. Minimalist</text:p>
      <text:p text:style-name="P1"><text:tab/>B. Short, direct, to the point.</text:p>
      <text:p text:style-name="P1"><text:tab/><text:tab/>1. Little "decoration"</text:p>
      <text:p text:style-name="P1"><text:tab/><text:tab/>2. Gets the point across</text:p>
      <text:p text:style-name="P1"><text:tab/>C. Conversationalist</text:p>
      <text:p text:style-name="P1"><text:tab/><text:tab/>1. Much of the plot is explained through conversation</text:p>
      <text:p text:style-name="P1"><text:tab/>D. Little action</text:p>
      <text:p text:style-name="P1"><text:tab/><text:tab/>1. Very little "action scenes"</text:p>
      <text:p text:style-name="P1">IV.Influence on Science Fiction and his legacy</text:p>
      <text:p text:style-name="P1"><text:tab/>A. Influence of Asimovian style</text:p>
      <text:p text:style-name="P1"><text:tab/>B. Non-literary contributions</text:p>
      <text:p text:style-name="P1">V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3T22:33:19</dc:date>
    <dc:creator>Steve Ryan</dc:creator>
    <meta:generator>LibreOffice/3.3$Unix LibreOffice_project/330m19$Build-6</meta:generator>
    <meta:editing-duration>PT7H38M32S</meta:editing-duration>
    <meta:editing-cycles>2</meta:editing-cycles>
    <meta:document-statistic meta:table-count="0" meta:image-count="0" meta:object-count="0" meta:page-count="2" meta:paragraph-count="39" meta:word-count="193" meta:character-count="1240"/>
  </office:meta>
</office:document-meta>
</file>